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text-transform="uppercase" officeooo:paragraph-rsid="0002b7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homas Desvenain" text:name="identity"/>
        <text:user-field-decl office:value-type="string" office:string-value="57 Quai du Pré Long" text:name="address_1"/>
        <text:user-field-decl office:value-type="string" office:string-value="Appt A101" text:name="address_2"/>
        <text:user-field-decl office:value-type="string" office:string-value="77400" text:name="zipcode"/>
        <text:user-field-decl office:value-type="string" office:string-value="Lagny Sur Marne" text:name="city"/>
      </text:user-field-decls>
      <text:p text:style-name="P1"><text:user-field-get text:name="identity">Thomas Desvenain</text:user-field-get></text:p>
      <text:p text:style-name="P1"><text:user-field-get text:name="address_1">57 Quai du Pré Long</text:user-field-get></text:p>
      <text:p text:style-name="P1"><text:user-field-get text:name="address_2">Appt A101</text:user-field-get></text:p>
      <text:p text:style-name="P1"><text:user-field-get text:name="zipcode">77400</text:user-field-get> <text:user-field-get text:name="city">Lagny Sur Marn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3-12-28T02:18:27</meta:creation-date>
    <dc:date>2013-12-30T13:42:12</dc:date>
    <meta:editing-duration>P0D</meta:editing-duration>
    <meta:editing-cycles>1</meta:editing-cycles>
    <meta:generator>LibreOffice/4.0.2.2$Linux_X86_64 LibreOffice_project/400m0$Build-2</meta:generator>
    <meta:document-statistic meta:table-count="0" meta:image-count="0" meta:object-count="0" meta:page-count="1" meta:paragraph-count="4" meta:word-count="13" meta:character-count="65" meta:non-whitespace-character-count="56"/>
  </office:meta>
</office:document-meta>
</file>